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ix the ending of the jewelry interaction, isn't working for some reason</text:p>
            </text:list-item>
            <text:list-item>
              <text:p text:style-name="P3">The poor man is too big a clickable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7T20:38:40.71</dc:date>
    <meta:editing-duration>P4DT12H36M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77" meta:character-count="924"/>
  </office:meta>
</office:document-meta>
</file>